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tab-stops/>
      </style:paragraph-properties>
    </style:style>
    <style:style style:name="P5"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5"/>
    <style:style style:name="P11" style:family="paragraph" style:parent-style-name="Standard" style:list-style-name="L6"/>
    <style:style style:name="P12" style:family="paragraph" style:parent-style-name="Standard" style:list-style-name="L7"/>
    <style:style style:name="P13" style:family="paragraph" style:parent-style-name="Standard" style:list-style-name="L8"/>
    <style:style style:name="P14" style:family="paragraph" style:parent-style-name="Standard" style:list-style-name="L9"/>
    <style:style style:name="P15" style:family="paragraph" style:parent-style-name="Standard" style:list-style-name="L10"/>
    <style:style style:name="P16" style:family="paragraph" style:parent-style-name="Standard" style:list-style-name="L11"/>
    <style:style style:name="P17" style:family="paragraph" style:parent-style-name="Standard" style:list-style-name="L12"/>
    <style:style style:name="P18" style:family="paragraph" style:parent-style-name="Standard" style:list-style-name="L13"/>
    <style:style style:name="P19" style:family="paragraph" style:parent-style-name="Standard" style:list-style-name="L14"/>
    <style:style style:name="P20" style:family="paragraph" style:parent-style-name="Standard" style:list-style-name="L15"/>
    <style:style style:name="P21" style:family="paragraph" style:parent-style-name="Standard" style:list-style-name="L16"/>
    <style:style style:name="P22" style:family="paragraph" style:parent-style-name="Standard" style:list-style-name="L17"/>
    <style:style style:name="P23" style:family="paragraph" style:parent-style-name="Standard" style:list-style-name="L18"/>
    <style:style style:name="P24" style:family="paragraph" style:parent-style-name="Standard" style:list-style-name="L19"/>
    <style:style style:name="P25" style:family="paragraph" style:parent-style-name="Standard" style:list-style-name="L20"/>
    <style:style style:name="P26" style:family="paragraph" style:parent-style-name="Standard" style:list-style-name="L21"/>
    <style:style style:name="P27" style:family="paragraph" style:parent-style-name="Standard" style:list-style-name="L22"/>
    <style:style style:name="P28" style:family="paragraph" style:parent-style-name="Standard" style:list-style-name="L23"/>
    <style:style style:name="P29" style:family="paragraph" style:parent-style-name="Standard" style:list-style-name="L24"/>
    <style:style style:name="P30" style:family="paragraph" style:parent-style-name="Standard" style:list-style-name="L25"/>
    <style:style style:name="P31" style:family="paragraph" style:parent-style-name="Standard" style:list-style-name="L26"/>
    <style:style style:name="P32" style:family="paragraph" style:parent-style-name="Standard" style:list-style-name="L27"/>
    <style:style style:name="P33" style:family="paragraph" style:parent-style-name="Standard" style:list-style-name="L28"/>
    <style:style style:name="P34" style:family="paragraph" style:parent-style-name="Standard" style:list-style-name="L30"/>
    <style:style style:name="P35" style:family="paragraph" style:parent-style-name="Standard" style:list-style-name="L29">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style:style>
    <style:style style:name="T5" style:family="text">
      <style:text-properties fo:color="#2300dc" style:font-name="arial" fo:font-size="7.5pt" style:font-size-asian="7.5pt"/>
    </style:style>
    <style:style style:name="T6" style:family="text">
      <style:text-properties fo:color="#222222" style:font-name="arial" fo:font-size="7.5pt" style:font-size-asian="7.5pt"/>
    </style:style>
    <style:style style:name="T7" style:family="text">
      <style:text-properties fo:color="#222222" fo:font-size="10pt" style:font-size-asian="10pt" style:font-size-complex="10pt"/>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style:style>
    <style:style style:name="T10"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Version history <text:s/>(PyOTE description is at end)</text:p>
      <text:p text:style-name="P2"/>
      <text:p text:style-name="Standard">version 3.1.4:</text:p>
      <text:list xml:id="list1219447393783985436" text:style-name="L30">
        <text:list-item>
          <text:p text:style-name="P34">Fixed error in new dropped reading detection logic when light curve was processed in field mode.<text:line-break/></text:p>
        </text:list-item>
        <text:list-item>
          <text:p text:style-name="P34">Cleaned up some language in tooltips.<text:line-break/></text:p>
        </text:list-item>
      </text:list>
      <text:p text:style-name="Standard">version 3.1.3:</text:p>
      <text:list xml:id="list1567623855884870004" text:style-name="L1">
        <text:list-item>
          <text:p text:style-name="P6">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6">Eliminated the 'entry num' column in the data matrix at the lower left of the GUI. The 'entry num' is unused and a possible source of confusion with the frame or field number for the unwary.<text:line-break/></text:p>
        </text:list-item>
        <text:list-item>
          <text:p text:style-name="P6">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8342070496309921373" text:style-name="L2">
        <text:list-item>
          <text:p text:style-name="P7">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8599864269276277222" text:style-name="L3">
        <text:list-item>
          <text:p text:style-name="P8">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8">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8">The labels on the Find Event button and the Calc Err Bar button were changed to more clearly suggest that after finding an 'event', one should then press the 'report' button to the right in order to complete the process.<text:line-break/><text:soft-page-break/></text:p>
        </text:list-item>
      </text:list>
      <text:p text:style-name="Standard">version 3.1.0:</text:p>
      <text:list xml:id="list3794120934354323918" text:style-name="L4">
        <text:list-item>
          <text:p text:style-name="P9">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277883809765355993" text:style-name="L5">
        <text:list-item>
          <text:p text:style-name="P10">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6833872986063042736" text:style-name="L6">
        <text:list-item>
          <text:p text:style-name="P11">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3684276309162135186" text:style-name="L7">
        <text:list-item>
          <text:p text:style-name="P12">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1880635987263653028" text:style-name="L8">
        <text:list-item>
          <text:p text:style-name="P13">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8822728467074112560" text:style-name="L9">
        <text:list-item>
          <text:p text:style-name="P14">Disable the Accept integration button when user overrides an automatic block analysis with a manual block selection followed by a click on the Block integrate button.<text:line-break/></text:p>
        </text:list-item>
      </text:list>
      <text:p text:style-name="Standard">version 2.1.4:</text:p>
      <text:list xml:id="list721122408548878674" text:style-name="L10">
        <text:list-item>
          <text:p text:style-name="P15">Corrected a bug that kept manual selection of block integration from being performed after a refusal to accept the automatic block analysis results.<text:line-break/></text:p>
        </text:list-item>
      </text:list>
      <text:p text:style-name="Standard">version 2.1.3:</text:p>
      <text:list xml:id="list7646312672504219027" text:style-name="L11">
        <text:list-item>
          <text:p text:style-name="P16">A minor change to how color bars are plotted when the automatic block integration feature is employed. <text:s/>The edges now appear between data points so <text:soft-page-break/>the bands are easier to see, particularly for 2 point block sizes.</text:p>
        </text:list-item>
      </text:list>
      <text:p text:style-name="Standard"/>
      <text:p text:style-name="Standard">version 2.1.2:</text:p>
      <text:list xml:id="list8974462146094851234" text:style-name="L12">
        <text:list-item>
          <text:p text:style-name="P17">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1544211713321247380" text:style-name="L13">
        <text:list-item>
          <text:p text:style-name="P18">Added progress bar tracking of block integration analysis because it can take an extended amount of time to complete the analysis when the light curve has many points.<text:line-break/></text:p>
        </text:list-item>
      </text:list>
      <text:p text:style-name="Standard">version 2.1.0</text:p>
      <text:list xml:id="list1321734465051836114" text:style-name="L14">
        <text:list-item>
          <text:p text:style-name="P19">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7850805051829249181" text:style-name="L15">
        <text:list-item>
          <text:p text:style-name="P20">Made the selection of Tooltip display 'sticky'</text:p>
        </text:list-item>
        <text:list-item>
          <text:p text:style-name="P20">Duration calculation when D and R span midnight now handled correctly</text:p>
        </text:list-item>
      </text:list>
      <text:p text:style-name="Standard"/>
      <text:p text:style-name="Standard">version 2.0.8</text:p>
      <text:list xml:id="list6012213171977451887" text:style-name="L16">
        <text:list-item>
          <text:p text:style-name="P21">toolTips changed to invoke and display in a custom dialog box that can be moved and resized to better accommodate legacy displays</text:p>
        </text:list-item>
        <text:list-item>
          <text:p text:style-name="P21">Calc flash timing calculation fixed to properly deal with the non-integer frame numbers that can result from field processed csv files</text:p>
        </text:list-item>
        <text:list-item>
          <text:p text:style-name="P21">Flash timing has been verified to work with integrated light curves</text:p>
        </text:list-item>
        <text:list-item>
          <text:p text:style-name="P21">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4">This version provides several features to ease the <text:s/>processing of light curves that are timed with LED flashes from iPhones (John Grismore's AstroFlashTimer) or Android phones (Eric Couto's Occult Flash) rather than VTI timestamped files</text:p>
      <text:p text:style-name="P4"/>
      <text:list xml:id="list3690664269707558717" text:style-name="L17">
        <text:list-item>
          <text:p text:style-name="P22">Adds a button to calculate the edge position of an LED timing flash.</text:p>
        </text:list-item>
        <text:list-item>
          <text:p text:style-name="P22">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22">Adds the ability to select which light curve is to be analyzed. <text:s/>Previous versions would only analyze the first light curve for D and R events. <text:s/>This flexibility is <text:soft-page-break/>useful in general, but was particularly needed to support LED flash timing.</text:p>
        </text:list-item>
        <text:list-item>
          <text:p text:style-name="P22">Adds a checkbox to force manual entry of timestamp info. <text:s/>This is useful when OCR on a VTI timed light curve has catastrophic errors. <text:s/>It is always employed when using LED flash timing.</text:p>
        </text:list-item>
      </text:list>
      <text:list xml:id="list4683341269791646049" text:style-name="L18">
        <text:list-item>
          <text:p text:style-name="P23">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8013450429786760742" text:style-name="L19">
        <text:list-item>
          <text:p text:style-name="P24">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1666090214259537461" text:style-name="L20">
        <text:list-item>
          <text:p text:style-name="P25">files generated by pyote now contain PYOTE in the filename.<text:line-break/></text:p>
        </text:list-item>
        <text:list-item>
          <text:p text:style-name="P25">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7119952385472893265" text:style-name="L21">
        <text:list-item>
          <text:p text:style-name="P26">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8041256627990595875" text:style-name="L22">
        <text:list-item>
          <text:p text:style-name="P27">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2035443065048685000" text:style-name="L23">
        <text:list-item>
          <text:p text:style-name="P28">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1854886533294200010" text:style-name="L24">
        <text:list-item>
          <text:p text:style-name="P29">improved handling of D and R region selection so that one cannot enter an invalid configuration --- automatic corrections/changes are applied.<text:line-break/></text:p>
        </text:list-item>
        <text:list-item>
          <text:p text:style-name="P29">incorporates a new 'solver' that no longer requires an initial estimation of baseline noise. <text:s/>This 'solver' is also much faster. <text:s/>With this 'solver', the two-pass <text:soft-page-break/>modification added in version 1.46 is no longer needed.<text:line-break/></text:p>
        </text:list-item>
        <text:list-item>
          <text:p text:style-name="P29">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5247316653838671271" text:style-name="L25">
        <text:list-item>
          <text:p text:style-name="P30">adds bold red highlighting to message:</text:p>
        </text:list-item>
      </text:list>
      <text:p text:style-name="Standard"><text:span text:style-name="Default_20_Paragraph_20_Font"><text:span text:style-name="T4">! There is something wrong with timestamps at D and/or R or frames have been d</text:span></text:span><text:span text:style-name="Default_20_Paragraph_20_Font"><text:span text:style-name="T4">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3368642596281366411" text:style-name="L26">
        <text:list-item>
          <text:p text:style-name="P31">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31">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2619617446428136878" text:style-name="L27">
        <text:list-item>
          <text:p text:style-name="P32">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8990815309624720505" text:style-name="L28">
        <text:list-item>
          <text:p text:style-name="P33"><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33">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33">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33">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1"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1"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4">Open an Anaconda Prompt window if you are running Windows. <text:s/></text:p>
      <text:p text:style-name="P4"/>
      <text:p text:style-name="P4">For a Mac installation, open a command window and type <text:span text:style-name="Default_20_Paragraph_20_Font"><text:span text:style-name="T1">source activat</text:span></text:span><text:span text:style-name="Default_20_Paragraph_20_Font"><text:span text:style-name="T1">e</text:span></text:span>.</text:p>
      <text:p text:style-name="P4"/>
      <text:p text:style-name="P4">Then, type the following line in that command window:</text:p>
      <text:p text:style-name="P4"/>
      <text:list xml:id="list2482579201173559472" text:style-name="L29">
        <text:list-item>
          <text:p text:style-name="P35">pip install pyote==1.42</text:p>
        </text:list-item>
      </text:list>
      <text:p text:style-name="P4"/>
      <text:p text:style-name="P4">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Unix OpenOffice.org_project/415m1$Build-9789</meta:generator>
    <meta:initial-creator>Robert Anderson</meta:initial-creator>
    <dc:creator>Robert Anderson</dc:creator>
    <meta:creation-date>2017-08-27T18:53:00Z</meta:creation-date>
    <dc:date>2019-02-01T10:41:49</dc:date>
    <meta:editing-cycles>51</meta:editing-cycles>
    <meta:editing-duration>PT17H36M22S</meta:editing-duration>
    <meta:document-statistic meta:table-count="0" meta:image-count="2" meta:object-count="0" meta:page-count="7" meta:paragraph-count="96" meta:word-count="2634" meta:character-count="15623"/>
    <meta:template xlink:type="simple" xlink:actuate="onRequest" xlink:title="" xlink:href="Normal"/>
  </office:meta>
</office:document-meta>
</file>